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text-align="center" style:justify-single-word="false"/>
      <style:text-properties style:font-name="Helvetica" fo:font-size="16pt" officeooo:rsid="0003fb10" officeooo:paragraph-rsid="0003fb10" style:font-size-asian="16pt" style:font-size-complex="16pt"/>
    </style:style>
    <style:style style:name="P2" style:family="paragraph" style:parent-style-name="Standard">
      <style:paragraph-properties fo:text-align="start" style:justify-single-word="false"/>
      <style:text-properties style:font-name="Helvetica" fo:font-size="12pt" officeooo:rsid="0003fb10" officeooo:paragraph-rsid="0003fb10" style:font-size-asian="10.5pt" style:font-size-complex="12pt"/>
    </style:style>
    <style:style style:name="P3" style:family="paragraph" style:parent-style-name="Standard">
      <style:paragraph-properties fo:text-align="start" style:justify-single-word="false"/>
      <style:text-properties style:font-name="Helvetica" fo:font-size="12pt" style:text-underline-style="solid" style:text-underline-width="auto" style:text-underline-color="font-color" officeooo:rsid="0003fb10" officeooo:paragraph-rsid="0003fb10" style:font-size-asian="10.5pt" style:font-size-complex="12pt"/>
    </style:style>
    <style:style style:name="P4" style:family="paragraph" style:parent-style-name="Standard">
      <style:paragraph-properties fo:text-align="start" style:justify-single-word="false"/>
      <style:text-properties style:font-name="Helvetica" fo:font-size="12pt" style:text-underline-style="solid" style:text-underline-width="auto" style:text-underline-color="font-color" officeooo:rsid="0003fb10" officeooo:paragraph-rsid="00083a46" style:font-size-asian="10.5pt" style:font-size-complex="12pt"/>
    </style:style>
    <style:style style:name="P5" style:family="paragraph" style:parent-style-name="Standard">
      <style:paragraph-properties fo:text-align="start" style:justify-single-word="false"/>
      <style:text-properties style:font-name="Helvetica" fo:font-size="12pt" style:text-underline-style="solid" style:text-underline-width="auto" style:text-underline-color="font-color" officeooo:rsid="000916c8" officeooo:paragraph-rsid="000916c8" style:font-size-asian="10.5pt" style:font-size-complex="12pt"/>
    </style:style>
    <style:style style:name="P6" style:family="paragraph" style:parent-style-name="Standard">
      <style:paragraph-properties fo:text-align="start" style:justify-single-word="false"/>
      <style:text-properties style:font-name="Helvetica" fo:font-size="12pt" style:text-underline-style="none" officeooo:rsid="0003fb10" officeooo:paragraph-rsid="0003fb10" style:font-size-asian="10.5pt" style:font-size-complex="12pt"/>
    </style:style>
    <style:style style:name="P7" style:family="paragraph" style:parent-style-name="Standard">
      <style:paragraph-properties fo:text-align="start" style:justify-single-word="false"/>
      <style:text-properties style:font-name="Helvetica" fo:font-size="12pt" style:text-underline-style="none" officeooo:rsid="00083a46" officeooo:paragraph-rsid="00083a46" style:font-size-asian="10.5pt" style:font-size-complex="12pt"/>
    </style:style>
    <style:style style:name="P8" style:family="paragraph" style:parent-style-name="Standard">
      <style:paragraph-properties fo:text-align="start" style:justify-single-word="false"/>
      <style:text-properties style:font-name="Helvetica" fo:font-size="12pt" style:text-underline-style="none" officeooo:rsid="000916c8" officeooo:paragraph-rsid="000916c8" style:font-size-asian="10.5pt" style:font-size-complex="12pt"/>
    </style:style>
    <style:style style:name="P9" style:family="paragraph" style:parent-style-name="Standard">
      <style:paragraph-properties fo:text-align="start" style:justify-single-word="false"/>
      <style:text-properties style:font-name="Helvetica" fo:font-size="12pt" style:text-underline-style="none" fo:font-weight="bold" officeooo:rsid="0003fb10" officeooo:paragraph-rsid="0003fb1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Helvetica" officeooo:rsid="000916c8" officeooo:paragraph-rsid="000916c8"/>
    </style:style>
    <style:style style:name="P11" style:family="paragraph" style:parent-style-name="Standard">
      <style:paragraph-properties fo:text-align="start" style:justify-single-word="false"/>
      <style:text-properties style:font-name="Helvetica"/>
    </style:style>
    <style:style style:name="P12" style:family="paragraph" style:parent-style-name="Standard">
      <style:paragraph-properties fo:text-align="start" style:justify-single-word="false"/>
      <style:text-properties officeooo:paragraph-rsid="0003fb10"/>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officeooo:paragraph-rsid="00083a46"/>
    </style:style>
    <style:style style:name="P15" style:family="paragraph" style:parent-style-name="Standard">
      <style:paragraph-properties fo:text-align="start" style:justify-single-word="false"/>
      <style:text-properties officeooo:paragraph-rsid="000916c8"/>
    </style:style>
    <style:style style:name="P16" style:family="paragraph" style:parent-style-name="Standard">
      <style:paragraph-properties fo:text-align="start" style:justify-single-word="false"/>
      <style:text-properties officeooo:rsid="000916c8" officeooo:paragraph-rsid="000916c8"/>
    </style:style>
    <style:style style:name="T1" style:family="text">
      <style:text-properties fo:font-variant="normal" fo:text-transform="none" fo:color="#000009" loext:opacity="100%" style:font-name="Helvetica" fo:font-size="12pt" fo:letter-spacing="normal" fo:font-style="normal" fo:font-weight="normal" style:font-size-asian="12pt" style:font-size-complex="12pt"/>
    </style:style>
    <style:style style:name="T2" style:family="text">
      <style:text-properties style:font-name="Helvetica" fo:font-size="12pt" officeooo:rsid="0003fb10" style:font-size-asian="10.5pt" style:font-size-complex="12pt"/>
    </style:style>
    <style:style style:name="T3" style:family="text">
      <style:text-properties style:font-name="Helvetica" fo:font-size="12pt" style:font-size-asian="12pt" style:font-size-complex="12pt"/>
    </style:style>
    <style:style style:name="T4" style:family="text">
      <style:text-properties style:font-name="Helvetica" fo:font-size="12pt" style:text-underline-style="solid" style:text-underline-width="auto" style:text-underline-color="font-color" officeooo:rsid="00083a46" style:font-size-asian="10.5pt" style:font-size-complex="12pt"/>
    </style:style>
    <style:style style:name="T5" style:family="text">
      <style:text-properties fo:font-size="12pt" style:font-size-asian="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officeooo:rsid="00083a46" style:font-size-asian="12pt" style:font-size-complex="12pt"/>
    </style:style>
    <style:style style:name="T8" style:family="text">
      <style:text-properties style:text-underline-style="solid" style:text-underline-width="auto" style:text-underline-color="font-color"/>
    </style:style>
    <style:style style:name="T9" style:family="text">
      <style:text-properties style:font-name="TimesNewRomanPSMT" fo:font-size="12pt" style:font-size-asian="12pt"/>
    </style:style>
    <style:style style:name="T10" style:family="text">
      <style:text-properties style:font-name="TimesNewRomanPSMT" fo:font-size="12pt" style:text-underline-style="solid" style:text-underline-width="auto" style:text-underline-color="font-color" style:font-size-asian="12pt" style:font-size-complex="12pt"/>
    </style:style>
    <style:style style:name="T11" style:family="text">
      <style:text-properties style:font-name="TimesNewRomanPSMT" fo:font-size="12pt" style:text-underline-style="solid" style:text-underline-width="auto" style:text-underline-color="font-color" officeooo:rsid="00083a46" style:font-size-asian="12pt" style:font-size-complex="12pt"/>
    </style:style>
    <style:style style:name="T12" style:family="text">
      <style:text-properties style:font-name="TimesNewRomanPSMT" fo:font-size="12pt" style:text-underline-style="solid" style:text-underline-width="auto" style:text-underline-color="font-color" officeooo:rsid="000916c8" style:font-size-asian="12pt" style:font-size-complex="12pt"/>
    </style:style>
    <style:style style:name="T13" style:family="text">
      <style:text-properties style:font-name="TimesNewRomanPSMT" style:font-size-asian="12pt"/>
    </style:style>
    <style:style style:name="T14" style:family="text">
      <style:text-properties style:font-name="TimesNewRomanPSMT" officeooo:rsid="0005f97b" style:font-size-asian="12pt"/>
    </style:style>
    <style:style style:name="T15" style:family="text">
      <style:text-properties style:font-name="TimesNewRomanPSMT" fo:font-size="7pt" style:font-size-asian="7pt"/>
    </style:style>
    <style:style style:name="T16" style:family="text">
      <style:text-properties officeooo:rsid="0006e9ad"/>
    </style:style>
    <style:style style:name="T17" style:family="text">
      <style:text-properties style:font-size-asian="12pt"/>
    </style:style>
    <style:style style:name="T18" style:family="text">
      <style:text-properties officeooo:rsid="0005f97b"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lication du second principe à la transformation chimique</text:p>
      <text:p text:style-name="P1"/>
      <text:p text:style-name="P2">Niveau : MP</text:p>
      <text:p text:style-name="P2"/>
      <text:p text:style-name="P2">pré-requis : Premier principe, second principe, calorimétrie</text:p>
      <text:p text:style-name="P2"/>
      <text:p text:style-name="P2">BO : Potentiel thermodynamique, enthalpie libre d’un système, Potentiel chimie, enthalpie libre d’un système chimique, justifier que G est le potentiel thermodynamique adapté à l’étude des transformations isothermes, isobares et spontanées. Citer l’expression de la différentielle de G, distinguer les caractères intensif ou extensifs des variables utilisées. Définir le potentiel chimique à l’aide de G et donner l’expression du potentiel chimique (admis) en fonction de son activité. Exprimer l’enthalpie libre d’un système chimique en fonction de ses potentiels chimiques.</text:p>
      <text:p text:style-name="P2"/>
      <text:p text:style-name="P12"><text:span text:style-name="T2">Élement imposé : </text:span><text:span text:style-name="T1">Mettre en œuvre une démarche expérimentale pour déterminer la valeur d'une constante d'équilibre en solution aqueuse.</text:span><text:span text:style-name="T3"> </text:span></text:p>
      <text:p text:style-name="P12"/>
      <text:p text:style-name="P2">Introduction : </text:p>
      <text:p text:style-name="P2"/>
      <text:p text:style-name="P2"/>
      <text:p text:style-name="P2">Pour décrire l’état et l’évolution d’un sytème physico-chimique, on peut utiliser l’outil qu’est la thermodynamique. On verra dans cette leçon comment appliquer les principes de la thermodynamique afin de préciser dans quel sens un système va évoluer et déterminer les conditions optimales d’une synthèse. (étudier l’énergie récupérable à partir de réactions chimiques). Dans un premier temps on décrira un outil particulièreme utile pour décrire un système reactionnel qui évolue de façon monobare et monotherme.</text:p>
      <text:p text:style-name="P2"/>
      <text:p text:style-name="P3">I. L’enthalpie libre</text:p>
      <text:p text:style-name="P3"/>
      <text:p text:style-name="P6">L’enthalpie libre est une fonction d’état, homogène à une énergie. Elle vient compléter les outils déjà à notre disposition qui sont l’énergie interne et l’enthalpie.</text:p>
      <text:p text:style-name="P6"/>
      <text:p text:style-name="P3">1. Potentiel thermodynamique</text:p>
      <text:p text:style-name="P3"/>
      <text:p text:style-name="P6">On considère un système fermé, dans lequel a lieu une réaction quelconque, entre un état 1 et 2, monobare et monotherme. Au cours de cette réaction le seul travail échangé par le système est un travail des forces de pression. La réaction s’effectue en contact avec l’atmosphère qui constitue à la fois un thermostat Text et un réservoir de volume à pression constante Pext. Text et Pext sont la température et la pression du milieu extérieur avec lequel le système échange un transfert thermique Q et du travail des forces de pression Wp. L’application des deux premiers principes donne : </text:p>
      <text:p text:style-name="P6"/>
      <text:p text:style-name="P6">U2-U1 = Q+Wp = Q-Pext(V2-V1) et S2-S1=Q/Text + Sc</text:p>
      <text:p text:style-name="P6"/>
      <text:p text:style-name="P6">Il en résulte : (U+TextS-PextV)^2=-TextSc</text:p>
      <text:p text:style-name="P6"/>
      <text:p text:style-name="P6">Cela siginifie que la fonction G* = U+TextS-PV ne peut que diminuer au cours d’une transformatin spontanée. A l’équilibre, cette fonction est necessairement minimale. On peut la comparer à un énergie potentielle en mecanique. De telles fonctions décroissent au cours d’une évolutino spontanée s’appelle des potentiels thermodynamiques.</text:p>
      <text:p text:style-name="P6"/>
      <text:p text:style-name="P6"><text:soft-page-break/>Definition du potentiel thermodynamique : Fonction d’état qui décroît au cours d’une évolution spontan;ee du système. En général, cette fonction mélange des variables d’états du système et du milieu environnant. <text:span text:style-name="T16">Tracer le potentiel thermodynamique. </text:span></text:p>
      <text:p text:style-name="P6"/>
      <text:p text:style-name="P3">2. Enthalpie libre</text:p>
      <text:p text:style-name="P6"/>
      <text:p text:style-name="P6">On appelle enthalpie libre la fonction d’état extensive G qui s’exprime en Joules, définie par : G =U +PV-TS = H-TS</text:p>
      <text:p text:style-name="P6"/>
      <text:p text:style-name="P6">G est un potentiel thermodynamique associé aux transformations isobares et isothermes sans autre travail que celui des forces de pressino. Le système doit être en équilibre thermique <text:s/>et mécanique avec le milieu environnant dans les états initial et final. À l’équilibre ce potentiel est minimal.</text:p>
      <text:p text:style-name="P3"/>
      <text:p text:style-name="P3">3. Identité thermodynamique</text:p>
      <text:p text:style-name="P6"/>
      <text:p text:style-name="P6">dG = dU + PdV + VdP – TdS – SdT hors dU = TdS-PdV donc dG = -SdT + VdP</text:p>
      <text:p text:style-name="P3"/>
      <text:p text:style-name="P3">II. Potentiel chimiques</text:p>
      <text:p text:style-name="P6"/>
      <text:p text:style-name="P6"><text:span text:style-name="T8">1. Potentiel chimique d’un corps pur</text:span></text:p>
      <text:p text:style-name="P6"/>
      <text:p text:style-name="P6">Dans le cas du corps pur, le potentiel chimique s’identifie à l’enthalpie libre molaire de ce cors : </text:p>
      <text:p text:style-name="P6"/>
      <text:p text:style-name="P6">mu* = G/n</text:p>
      <text:p text:style-name="P3"/>
      <text:p text:style-name="P3">2. Potentiel chimique d’un constituant</text:p>
      <text:p text:style-name="P6"/>
      <text:p text:style-name="P6">Dans le cas où la composition du système peut varier soit par l’avancement de la réaction au cours du temps soit par ajout de matière. On note N le nombre d’espèces chimiques Bi dont certaines peuvent apparaître dans plusieurs phases.</text:p>
      <text:p text:style-name="P6"/>
      <text:p text:style-name="P6">La fonction d’enthalpie libre à l’instar des fonctions volume, enthalpie ou entropie est une fonction d’état extensive : </text:p>
      <text:p text:style-name="P6"/>
      <text:p text:style-name="P6">G = sum_i ni\mu_i où mui est le potentiel chimique du constituants Bi. Donner l’exemple dans le cas d’un mélange eau éthanol.</text:p>
      <text:p text:style-name="P6"/>
      <text:p text:style-name="P6">Le potentiel chimique d’un consituant dans un mélange est différent du constituant pris pur.</text:p>
      <text:p text:style-name="P6"/>
      <text:p text:style-name="P6">Mu = f(T,P, ni)</text:p>
      <text:p text:style-name="P6"/>
      <text:p text:style-name="P6">mui = dg/dn à T, P, nj constants.</text:p>
      <text:p text:style-name="P6"/>
      <text:p text:style-name="P3">3. Activité</text:p>
      <text:p text:style-name="P3"/>
      <text:p text:style-name="P6"><text:s/>On rappelle l’expression du potentiel chimique pour un gaz parfait pur. On définit l’activité pour un gaz parfait pur. On généralise l’expressino du potentiel en fonction de l’activité et on donne l’expresssion de l’activité en fonction de la phase du constituant.</text:p>
      <text:p text:style-name="P6"/>
      <text:p text:style-name="P3"><text:soft-page-break/>III. Enthalpie libre de réaction</text:p>
      <text:p text:style-name="P3"/>
      <text:p text:style-name="P6">1. Définition</text:p>
      <text:p text:style-name="P6"/>
      <text:p text:style-name="P6">Delta r G = dG/dxi à P <text:s/>et T constants. DG = sum mui dni = sum mui nui dxi, donc DrG = sum nui mui.</text:p>
      <text:p text:style-name="P6"/>
      <text:p text:style-name="P6">Evolution du systeme chimique DrG = 0 à l’équilibre. Le second principe nous dit que l’enthalpie libre ne peut que decroitre : Pour une évolution spontanée DrG dxi &lt; 0 .</text:p>
      <text:p text:style-name="P6"/>
      <text:p text:style-name="P6">Si on reprend l’expression du potentiel chimique DrG = sum nui mui 0 + RT sum nui ln (ai)</text:p>
      <text:p text:style-name="P6"/>
      <text:p text:style-name="P6">Quotient de reaction = Produit des ai^nui <text:s/>Donc DrG = DrG0 + RT ln Qr. </text:p>
      <text:p text:style-name="P6"/>
      <text:p text:style-name="P6">À l’équilibre 0 = DrG0 +RT ln K0</text:p>
      <text:p text:style-name="P6"/>
      <text:p text:style-name="P6">La constante d’equilibre est en fait une fonctino de la température seulement : </text:p>
      <text:p text:style-name="P6"/>
      <text:p text:style-name="P6">DrG = Rtln (Qr/K0) </text:p>
      <text:p text:style-name="P6"/>
      <text:p text:style-name="P6">Si Qr&lt; K0 l’evolution se fait dans le sens de dxi &gt;0</text:p>
      <text:p text:style-name="P6">Si Qr&gt;K0 l’evolution se fait dans le sens de dxi &lt;0</text:p>
      <text:p text:style-name="P6">Si Qr = K0 le système est à l’équilibre.</text:p>
      <text:p text:style-name="P6"/>
      <text:p text:style-name="P3">2. Détermination d’une constante d’équilibre</text:p>
      <text:p text:style-name="P3"/>
      <text:p text:style-name="P11"><text:span text:style-name="T5">Détermination d'une constante d'équilibre – p 209 du livre de terminale</text:span></text:p>
      <text:p text:style-name="P9"><text:span text:style-name="T17">physique-chimie spécialité Hatier. </text:span><text:span text:style-name="T18">Voir leçon transformation chimique d’Amélie pour niveau MPSI</text:span></text:p>
      <text:p text:style-name="P14"><text:span text:style-name="T11"/></text:p>
      <text:p text:style-name="P10"><text:span text:style-name="T7">E</text:span><text:span text:style-name="T6">xploitation : </text:span></text:p>
      <text:p text:style-name="P10"><text:span text:style-name="T6"/></text:p>
      <text:p text:style-name="P11"><text:span text:style-name="T6">On peut raisonnablement penser que nos points peuvent être modélisés par une droite. Donc on</text:span></text:p>
      <text:p text:style-name="P11"><text:span text:style-name="T5">ajoute un fit linéaire du type pH = Alog([]/[]) + constante.</text:span></text:p>
      <text:p text:style-name="P11"><text:span text:style-name="T5">On obtient A~1 et constante = ... . Cette constante est appelée le pKa d'un couple acide/base. C'est</text:span></text:p>
      <text:p text:style-name="P11"><text:span text:style-name="T5">une valeur propre au couple acide-base étudié.</text:span></text:p>
      <text:p text:style-name="P11"><text:span text:style-name="T5">Ici, on obtient pKa = ... On peut déterminer la valeur de laconstante d'acidité Ka de la réaction à</text:span></text:p>
      <text:p text:style-name="P11"><text:span text:style-name="T5">partir de nos mesures. On trouve Ka = ... ce qui est cohérent avec la valeur théorique de la constante</text:span></text:p>
      <text:p text:style-name="P11"><text:span text:style-name="T5">d'acidité du couple CH3COOH/CH3COO-, qui est de ....</text:span></text:p>
      <text:p text:style-name="P11"><text:span text:style-name="T5">On voit que la constante d'acidité mesurée qui est une constante d'équilibre ne correspond ni plus, ni</text:span></text:p>
      <text:p text:style-name="P11"><text:span text:style-name="T5">moins qu'au quotient réactionnel à l'équilibre de notre système. En effet :</text:span></text:p>
      <text:p text:style-name="P11"><text:span text:style-name="T5">pH = + log([CH3COO-]/[CH3COOH]) + pKa</text:span></text:p>
      <text:p text:style-name="P11"><text:span text:style-name="T5">&lt;=&gt; - log([H3O+])= log([CH3COO-]/[CH3COOH]) – log(Ka), exprimée en mol/L</text:span></text:p>
      <text:p text:style-name="P10"><text:span text:style-name="T5">&lt;=&gt; - log([H3O+][CH3COO-]/[CH3COOH])= – log(Ka)</text:span></text:p>
      <text:p text:style-name="P10"><text:span text:style-name="T5"/></text:p>
      <text:p text:style-name="P11"><text:span text:style-name="T5">Soit Ka = [H3O+][CH3COO-]/[CH3COOH]</text:span></text:p>
      <text:p text:style-name="P11"><text:soft-page-break/><text:span text:style-name="T5">On reconnaît là le coefficient réactionnel de notre réaction. Or, nos mesures ont été effectués dans</text:span></text:p>
      <text:p text:style-name="P11"><text:span text:style-name="T5">une situation d'équilibre.</text:span></text:p>
      <text:p text:style-name="P11"><text:span text:style-name="T5">Ainsi, on associe à toute réaction non totale une constante notée K°, appelée constante d'équilibre</text:span></text:p>
      <text:p text:style-name="P11"><text:span text:style-name="T5">thermodynamique, définie par :</text:span></text:p>
      <text:p text:style-name="P11"><text:span text:style-name="T5">K° = produit (ai_eq)^nui = Qr,eq (relation de Guldberg et Waage)</text:span></text:p>
      <text:p text:style-name="P11"><text:span text:style-name="T5">où nui sont ici les coefficients stoechiométriques algébriques.</text:span></text:p>
      <text:p text:style-name="P11"><text:span text:style-name="T5">La constante d'équilibre K° est donc égale au quotient réactionnel à l'équilibre et ne dépend que de</text:span></text:p>
      <text:p text:style-name="P11"><text:span text:style-name="T5">la température. K° est caractéristique d'une réaction et ne dépend en particulier pas de la quantité de</text:span></text:p>
      <text:p text:style-name="P10"><text:span text:style-name="T5">réactifs ou de produits introduits à l'instant initial.</text:span><text:span text:style-name="T9"/></text:p>
      <text:p text:style-name="P16"><text:span text:style-name="T10"/></text:p>
      <text:p text:style-name="P14"><text:span text:style-name="T4">3. Réponses aux perturbations d’un equilibre</text:span></text:p>
      <text:p text:style-name="P6"/>
      <text:p text:style-name="P8"/>
      <text:p text:style-name="P7">Si la température à laquelle s’effectue la réaction est modifiée alors K qui ne depend que de la température est modifiée eet devient K⁰ . Le quotient qui valait K⁰ n’est plus égale à la nouvelle constante d’équilibre du système et le système évolue donc pour que son quotient de réaction soit égal à la nouvelle constante d’équilibre.</text:p>
      <text:p text:style-name="P7"/>
      <text:p text:style-name="P13"><text:span text:style-name="T9">"Etude de l'équilibre entre NO2(g) et N2O4(g)", Le BUP, n°879, cahier 1, décembre</text:span><text:span text:style-name="T9"/></text:p>
      <text:p text:style-name="P3"><text:span text:style-name="T13">2005.</text:span></text:p>
      <text:p text:style-name="P3"><text:span text:style-name="T13"/></text:p>
      <text:p text:style-name="P7"><text:span text:style-name="T13">Montrer l’évolution de la seringue dans un bain de glace puis un bain marie : le changement de couleur signifie que les proportions ont varié : le quotient réactionnel s’aligne sur la nouvelle valeur de K⁰. </text:span></text:p>
      <text:p text:style-name="P7"><text:span text:style-name="T13"/></text:p>
      <text:p text:style-name="P7"><text:span text:style-name="T13">On peut également étudié l’influence du changement de pression à température et composition constante. </text:span></text:p>
      <text:p text:style-name="P7"><text:span text:style-name="T13"/></text:p>
      <text:p text:style-name="P14"><text:span text:style-name="T9">"Etude de l'équilibre entre NO2(g) et N2O4(g)", Le BUP, n°879, cahier 1, décembre</text:span><text:span text:style-name="T9"/></text:p>
      <text:p text:style-name="P4"><text:span text:style-name="T13">2005.</text:span></text:p>
      <text:p text:style-name="P4"><text:span text:style-name="T13"/></text:p>
      <text:p text:style-name="P15"><text:span text:style-name="T12">Ajout d’un réactif :</text:span><text:span text:style-name="T9">Expérience B, chapitre 3, p68, "Epreuves orales de chimie", 4e édition,</text:span></text:p>
      <text:p text:style-name="P5"><text:span text:style-name="T13">Dunod</text:span><text:span text:style-name="T13"/></text:p>
      <text:p text:style-name="P4"><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09:52:35.602000000</meta:creation-date>
    <dc:date>2023-06-08T12:49:51.845000000</dc:date>
    <meta:editing-duration>PT2H57M15S</meta:editing-duration>
    <meta:editing-cycles>5</meta:editing-cycles>
    <meta:generator>LibreOffice/7.5.3.2$Windows_X86_64 LibreOffice_project/9f56dff12ba03b9acd7730a5a481eea045e468f3</meta:generator>
    <meta:document-statistic meta:table-count="0" meta:image-count="0" meta:object-count="0" meta:page-count="4" meta:paragraph-count="81" meta:word-count="1285" meta:character-count="7962" meta:non-whitespace-character-count="6741"/>
  </office:meta>
</office:document-meta>
</file>